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Sheet1.A1:Sheet1.B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.00.0000</text:date>, <text:time style:data-style-name="N2" text:time-value="13:45:45.878289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Holesovsky</meta:initial-creator>
    <meta:creation-date>2016-03-10T18:00:54.417304092</meta:creation-date>
    <dc:date>2025-07-10T13:46:24.843131797</dc:date>
    <meta:editing-duration>PT2M13S</meta:editing-duration>
    <meta:editing-cycles>4</meta:editing-cycles>
    <meta:generator>LibreOffice/24.8.7.2$Linux_X86_64 LibreOffice_project/480$Build-2</meta:generator>
    <meta:document-statistic meta:table-count="1" meta:cell-count="22" meta:object-count="0"/>
  </office:meta>
</office:document-meta>
</file>